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750.0">
            <text:p>7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555.0">
            <text:p>555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95.0">
            <text:p>195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 office:string-value="2017-07-08">
            <text:p>2017-07-08</text:p>
          </table:table-cell>
          <table:table-cell office:value-type="string" office:string-value="gfh">
            <text:p>gfh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555">
            <text:p>-555</text:p>
          </table:table-cell>
          <table:table-cell office:value-type="string" office:string-value="2017-05-06">
            <text:p>2017-05-06</text:p>
          </table:table-cell>
          <table:table-cell office:value-type="string" office:string-value="iojl">
            <text:p>iojl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fees">
            <text:p>fees</text:p>
          </table:table-cell>
          <table:table-cell table:number-columns-repeated="6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7752.0">
            <text:p>7 752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600.0">
            <text:p>2 6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5152.0">
            <text:p>5 152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haalo">
            <text:p>haal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1300">
            <text:p>1 300</text:p>
          </table:table-cell>
          <table:table-cell office:value-type="string" office:string-value="2017-06-06">
            <text:p>2017-06-06</text:p>
          </table:table-cell>
          <table:table-cell office:value-type="string" office:string-value="gui">
            <text:p>gui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300">
            <text:p>-300</text:p>
          </table:table-cell>
          <table:table-cell office:value-type="string" office:string-value="2017-04-03">
            <text:p>2017-04-03</text:p>
          </table:table-cell>
          <table:table-cell office:value-type="string" office:string-value="expense gui">
            <text:p>expense gui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000">
            <text:p>5 000</text:p>
          </table:table-cell>
          <table:table-cell office:value-type="string" office:string-value="2017-08-05">
            <text:p>2017-08-05</text:p>
          </table:table-cell>
          <table:table-cell office:value-type="string" office:string-value="try">
            <text:p>try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 office:string-value="2017-04-03">
            <text:p>2017-04-03</text:p>
          </table:table-cell>
          <table:table-cell office:value-type="string" office:string-value="new income">
            <text:p>new income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1300">
            <text:p>-1 300</text:p>
          </table:table-cell>
          <table:table-cell office:value-type="string" office:string-value="2017-03-04">
            <text:p>2017-03-04</text:p>
          </table:table-cell>
          <table:table-cell office:value-type="string" office:string-value="expense year">
            <text:p>expense year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string" office:string-value="2017-01-03">
            <text:p>2017-01-03</text:p>
          </table:table-cell>
          <table:table-cell office:value-type="string" office:string-value="nothing">
            <text:p>nothing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2017-08-06">
            <text:p>2017-08-06</text:p>
          </table:table-cell>
          <table:table-cell office:value-type="string" office:string-value="note1">
            <text:p>note1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1000">
            <text:p>-1 000</text:p>
          </table:table-cell>
          <table:table-cell office:value-type="string" office:string-value="2017-01-04">
            <text:p>2017-01-04</text:p>
          </table:table-cell>
          <table:table-cell office:value-type="string" office:string-value="id">
            <text:p>id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